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41652777777778cm"/>
    </style:style>
    <style:style style:name="co5" style:family="table-column">
      <style:table-column-properties fo:break-before="auto" style:column-width="2.92805555555556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5,f1,f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d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m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1,f2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x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6,f3,f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6d</text:p>
          </table:table-cell>
          <table:table-cell table:style-name="ce2"/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d.d f1,f5,f6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7a</text:p>
          </table:table-cell>
          <table:table-cell table:style-name="ce2"/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1,v6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m</text:p>
          </table:table-cell>
          <table:table-cell table:number-columns-repeated="2" table:style-name="ce2"/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10j</text:p>
          </table:table-cell>
          <table:table-cell table:number-columns-repeated="2" table:style-name="ce2"/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5,f1,f2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7d</text:p>
          </table:table-cell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3m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1,f2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x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6,f3,f4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37d</text:p>
          </table:table-cell>
          <table:table-cell table:style-name="ce2"/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.d f1,f5,f6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48a</text:p>
          </table:table-cell>
          <table:table-cell table:style-name="ce2"/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1,v6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4m</text:p>
          </table:table-cell>
          <table:table-cell table:number-columns-repeated="2" table:style-name="ce2"/>
          <table:table-cell office:value-type="float" office:value="53" table:style-name="ce2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54" table:style-name="ce2">
            <text:p>5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i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54" table:style-name="ce2">
            <text:p>5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7j</text:p>
          </table:table-cell>
          <table:table-cell table:number-columns-repeated="2" table:style-name="ce2"/>
          <table:table-cell office:value-type="float" office:value="55" table:style-name="ce2">
            <text:p>55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5,f1,f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5,v5(r1)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5,f1,f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x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6,f3,f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16d</text:p>
          </table:table-cell>
          <table:table-cell office:value-type="string" table:style-name="ce2">
            <text:p>-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add.d f1,f5,f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27a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1,v6(r1)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8i</text:p>
          </table:table-cell>
          <table:table-cell office:value-type="string" table:style-name="ce2">
            <text:p>-</text:p>
          </table:table-cell>
          <table:table-cell office:value-type="float" office:value="9" table:style-name="ce2">
            <text:p>9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0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5,f1,f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26d</text:p>
          </table:table-cell>
          <table:table-cell office:value-type="string" table:style-name="ce2">
            <text:p>-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5,v5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3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7" table:style-name="ce2">
            <text:p>3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5,f1,f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x</text:p>
          </table:table-cell>
          <table:table-cell office:value-type="string" table:style-name="ce2">
            <text:p>-</text:p>
          </table:table-cell>
          <table:table-cell office:value-type="float" office:value="21" table:style-name="ce2">
            <text:p>21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6,f3,f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36d</text:p>
          </table:table-cell>
          <table:table-cell office:value-type="string" table:style-name="ce2">
            <text:p>-</text:p>
          </table:table-cell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add.d f1,f5,f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47a</text:p>
          </table:table-cell>
          <table:table-cell office:value-type="string" table:style-name="ce2">
            <text:p>-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1,v6(r1)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4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52" table:style-name="ce2">
            <text:p>5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i</text:p>
          </table:table-cell>
          <table:table-cell office:value-type="string" table:style-name="ce2">
            <text:p>-</text:p>
          </table:table-cell>
          <table:table-cell office:value-type="float" office:value="15" table:style-name="ce2">
            <text:p>15</text:p>
          </table:table-cell>
          <table:table-cell office:value-type="float" office:value="53" table:style-name="ce2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5i</text:p>
          </table:table-cell>
          <table:table-cell office:value-type="string" table:style-name="ce2">
            <text:p>-</text:p>
          </table:table-cell>
          <table:table-cell office:value-type="float" office:value="16" table:style-name="ce2">
            <text:p>16</text:p>
          </table:table-cell>
          <table:table-cell office:value-type="float" office:value="53" table:style-name="ce2">
            <text:p>5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7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54" table:style-name="ce2">
            <text:p>54</text:p>
          </table:table-cell>
          <table:table-cell table:number-columns-repeated="16377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5:05:46Z</meta:creation-date>
    <dc:date>2023-02-17T16:21:34Z</dc:date>
    <meta:editing-cycles>11</meta:editing-cycles>
    <meta:editing-duration>PT2901S</meta:editing-duration>
  </office:meta>
</office:document-meta>
</file>